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0.6mm"/>
    </style:style>
    <style:style style:name="co4" style:family="table-column">
      <style:table-column-properties fo:break-before="auto" style:column-width="117.7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3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000000" style:vertical-align="middl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="0.74pt solid #000000" style:vertical-align="middle"/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vertical-align="middl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="0.74pt solid #000000" style:vertical-align="middle"/>
      <style:text-properties fo:color="#262626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middle"/>
      <style:text-properties style:font-name="Helvetica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ce12" style:family="table-cell" style:parent-style-name="Default">
      <style:table-cell-properties fo:border="0.74pt solid #000000" style:vertical-align="middle"/>
      <style:text-properties fo:color="#262626" style:font-name="Helvetica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ce13" style:family="table-cell" style:parent-style-name="Default">
      <style:table-cell-properties fo:border="0.74pt solid #000000" style:vertical-align="middle"/>
      <style:text-properties style:font-name="Helvetic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T1" style:family="text">
      <style:text-properties fo:color="#262626" style:font-name="ArialMT" style:text-outline="false" style:letter-kerning="false" fo:letter-spacing="normal" style:font-name-asian="ArialMT" style:font-name-complex="ArialMT" style:font-size-asian="13pt" style:font-size-complex="13pt"/>
    </style:style>
    <style:style style:name="T2" style:family="text">
      <style:text-properties style:font-name=""/>
    </style:style>
    <style:style style:name="T3" style:family="text">
      <style:text-properties fo:color="#262626" style:font-name="ArialMT" style:text-outline="false" style:letter-kerning="false" fo:letter-spacing="normal" style:font-name-asian="ArialMT" style:font-name-complex="ArialM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_1541-ieee488_Rev0_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Referenz</text:p>
          </table:table-cell>
          <table:table-cell table:style-name="ce1" office:value-type="string" calcext:value-type="string">
            <text:p>Wert</text:p>
          </table:table-cell>
          <table:table-cell table:style-name="ce6" office:value-type="string" calcext:value-type="string">
            <text:p>Anz.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, C2, C3, C4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Vielschicht-Keramikkondensator, X7R, 10%, RM 5mm</text:p>
          </table:table-cell>
          <table:table-cell table:style-name="ce10" office:value-type="string" calcext:value-type="string">
            <text:p>X7R-5 100N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1, D2, D3</text:p>
          </table:table-cell>
          <table:table-cell table:style-name="ce2" office:value-type="string" calcext:value-type="string">
            <text:p>1N4148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Schalt-Diode, 100 V, 150 mA, DO-35</text:p>
          </table:table-cell>
          <table:table-cell table:style-name="ce10" office:value-type="string" calcext:value-type="string">
            <text:p>1N 414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1, J2</text:p>
          </table:table-cell>
          <table:table-cell table:style-name="ce2" office:value-type="string" calcext:value-type="string">
            <text:p>1x2pol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tiftleiste, 2,54mm, 2 polig gerade, eckige Pins</text:p>
          </table:table-cell>
          <table:table-cell table:style-name="ce2" office:value-type="string" calcext:value-type="string">
            <text:p>MPE 087-1-00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2x12pol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Stiftleiste 2x20-pol., vergoldet, 2,54mm, eckige Pins</text:p>
            <text:p>(daraus herstellen: 2x 12 polig)</text:p>
          </table:table-cell>
          <table:table-cell table:style-name="ce10" office:value-type="string" calcext:value-type="string">
            <text:p>BKL 101205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3k3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Widerstand, Kohleschicht, 3,3 kOhm, 0207, 250 mW, 5%</text:p>
          </table:table-cell>
          <table:table-cell table:style-name="ce2" office:value-type="string" calcext:value-type="string">
            <text:p>1/4W 3,3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N7516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IC TRANSCEIVER HALF 8/8 20DIP</text:p>
          </table:table-cell>
          <table:table-cell table:style-name="ce2"/>
          <table:table-cell table:style-name="ce5" office:value-type="string" calcext:value-type="string">
            <text:p>595-SN75160B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2" office:value-type="string" calcext:value-type="string">
            <text:p>20pol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IC-Sockel, 20-polig, doppelter Federkontakt, Reihenabstand 7,62mm</text:p>
          </table:table-cell>
          <table:table-cell table:style-name="ce2" office:value-type="string" calcext:value-type="string">
            <text:p>GS 2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N7516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Bustransceiver Octal GP Int Bus</text:p>
          </table:table-cell>
          <table:table-cell table:style-name="ce2"/>
          <table:table-cell table:style-name="ce5" office:value-type="string" calcext:value-type="string">
            <text:p>595-SN75161B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14po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IC-Sockel, 14-polig, doppelter Federkontakt, Reihenabstand 7,62mm</text:p>
          </table:table-cell>
          <table:table-cell table:style-name="ce2" office:value-type="string" calcext:value-type="string">
            <text:p>GS 1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LS13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XOR-Gate, 2-Input, 4,75 ... 5,25 V, DIL-14</text:p>
          </table:table-cell>
          <table:table-cell table:style-name="ce10" office:value-type="string" calcext:value-type="string">
            <text:p>LS 13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C3</text:p>
          </table:table-cell>
          <table:table-cell table:style-name="ce2" office:value-type="string" calcext:value-type="string">
            <text:p>40po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IC-Sockel, 40-polig, doppelter Federkontakt, Reihenabstand 15,24mm</text:p>
          </table:table-cell>
          <table:table-cell table:style-name="ce2" office:value-type="string" calcext:value-type="string">
            <text:p>GS 4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C3</text:p>
          </table:table-cell>
          <table:table-cell table:style-name="ce5" office:value-type="string" calcext:value-type="string">
            <text:p>W65C22N6TPG-14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6522</text:span><text:span text:style-name="T2"> </text:span><text:span text:style-name="T3">I/O-Controller-IC-Interface Versatile Interface Adapter</text:span></text:p>
          </table:table-cell>
          <table:table-cell table:style-name="ce2"/>
          <table:table-cell table:style-name="ce5" office:value-type="string" calcext:value-type="string">
            <text:p>955-W65C22N6TPG-1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C3_Sockel1</text:p>
          </table:table-cell>
          <table:table-cell table:style-name="ce3" office:value-type="string" calcext:value-type="string">
            <text:p>1x20pol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Präzisions-Stiftleiste, 1x20 polig, 2,54mm, runde Pins</text:p>
          </table:table-cell>
          <table:table-cell table:style-name="ce10" office:value-type="string" calcext:value-type="string">
            <text:p>BKL 10120536</text:p>
          </table:table-cell>
          <table:table-cell table:style-name="ce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om_1541-ieee488_Rev0_2'.A2:'bom_1541-ieee488_Rev0_2'.AMJ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20:49:34.768456000</meta:creation-date>
    <dc:date>2020-01-23T21:39:49.990486000</dc:date>
    <meta:editing-duration>PT50M2S</meta:editing-duration>
    <meta:editing-cycles>24</meta:editing-cycles>
    <meta:generator>LibreOffice/6.3.3.2$MacOSX_X86_64 LibreOffice_project/a64200df03143b798afd1ec74a12ab50359878ed</meta:generator>
    <meta:document-statistic meta:table-count="1" meta:cell-count="71" meta:object-count="0"/>
  </office:meta>
</office:document-meta>
</file>